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-asian="Comic Sans MS"/>
    </style:style>
    <style:style style:name="T2" style:family="text">
      <style:text-properties style:font-name="Comic Sans MS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style:font-name-asian="Comic Sans MS" style:font-name-complex="Comic Sans MS"/>
    </style:style>
    <style:style style:name="T5" style:family="text">
      <style:text-properties style:font-name="Comic Sans MS" fo:font-weight="bold" style:font-weight-asian="bold" style:font-name-complex="Comic Sans MS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ΑΙΤΗΣΗ<text:tab/><text:tab/><text:tab/><text:tab/><text:tab/><text:tab/><text:tab/><text:tab/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2">…………………………………………………………………………………</text:p>
      <text:p text:style-name="P3">Θέση που υπηρετώ……………………………………………….</text:p>
      <text:p text:style-name="P2">…………………………………………………………………………………</text:p>
      <text:p text:style-name="P3">Δ/νση κατοικίας……………………………………………………</text:p>
      <text:p text:style-name="P2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1">………………………………………………………………………………</text:span>..</text:p>
      <text:p text:style-name="P3"/>
      <text:p text:style-name="P3"/>
      <text:p text:style-name="P3"/>
      <text:p text:style-name="Standard"><text:span text:style-name="T2">ΘΕΜΑ: Χορήγηση άδειας </text:span><text:span text:style-name="T3">εξετάσεων (μιας (1) <text:s/>ημέρας για κάθε μάθημα μέχρι τις 10 ημέρες ανά ημερολογιακό έτος )</text:span></text:p>
      <text:p text:style-name="P5"/>
      <text:p text:style-name="P3"/>
      <text:p text:style-name="P3"/>
      <text:p text:style-name="P3">1. Χορηγηθείσα άδεια εξετάσεων τρέχοντος ημερολογιακού έτους:</text:p>
      <text:p text:style-name="P3"><text:span text:style-name="T1">…………………………………………………………………</text:span>ημέρ……..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3"/>
      <text:p text:style-name="P3">Την Διεύθυνση Δ.Ε. Ν. Ηρακλείου.</text:p>
      <text:p text:style-name="P3">(Δια του κ. Δ/ντή του………………………………………….</text:p>
      <text:p text:style-name="Standard"><text:span text:style-name="T4">………………………………………………………………………………</text:span><text:span text:style-name="T2">.)</text:span></text:p>
      <text:p text:style-name="P3"/>
      <text:p text:style-name="P6"><text:span text:style-name="T2">Παρακαλώ να μου χορηγήσετε άδεια</text:span><text:span text:style-name="T5"> </text:span><text:span text:style-name="T3">εξετάσεων βάσει της παρ.1 άρθρ.5 του Ν.4210/2013.(Α’ 254) </text:span></text:p>
      <text:p text:style-name="P4"><text:span text:style-name="T1">…………</text:span>.ημερ………από………………………….............</text:p>
      <text:p text:style-name="P4">μέχρι……………………………..διότι……………………………....</text:p>
      <text:p text:style-name="P2">…………………………………………………………………………………</text:p>
      <text:p text:style-name="P2">……………………………………………………………………………………………………………………………………………………………………</text:p>
      <text:p text:style-name="P3"><text:soft-page-break/></text:p>
      <text:p text:style-name="P3">Μαζί υποβάλλω και:</text:p>
      <text:p text:style-name="P3"/>
      <text:p text:style-name="P3">α) βεβαίωση της σχολής ότι έλαβα μέρος σε εξετάσεις.</text:p>
      <text:p text:style-name="P3"/>
      <text:p text:style-name="P3">β)βεβαίωση εγγραφής μου στην ανωτέρω σχολή………………………………………………………………………………………………………………………………………………………..</text:p>
      <text:p text:style-name="P3">γ)……………………………………………………………………………………………………………………………………………………………........</text:p>
      <text:p text:style-name="P3"/>
      <text:p text:style-name="P3"/>
      <text:p text:style-name="P3">Ημερομηνία:…………………………………………..</text:p>
      <text:p text:style-name="P3"/>
      <text:p text:style-name="P7"><text:span text:style-name="T1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1g2</dc:creator>
    <dc:date>2016-10-19T09:00:00</dc:date>
    <meta:print-date>2016-10-19T08:58:00</meta:print-date>
    <meta:editing-cycles>3</meta:editing-cycles>
    <meta:editing-duration>PT8M</meta:editing-duration>
    <meta:document-statistic meta:table-count="0" meta:image-count="0" meta:object-count="0" meta:page-count="3" meta:paragraph-count="32" meta:word-count="95" meta:character-count="1290" meta:non-whitespace-character-count="1217"/>
    <meta:generator>LibreOffice/5.2.7.2$Linux_X86_64 LibreOffice_project/20m0$Build-2</meta:generator>
  </office:meta>
</office:document-meta>
</file>